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df7d" officeooo:paragraph-rsid="0008df7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8df7d" officeooo:paragraph-rsid="0008df7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8df7d" officeooo:paragraph-rsid="0008df7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8df7d"/>
    </style:style>
    <style:style style:name="P5" style:family="paragraph" style:parent-style-name="Text_20_body">
      <style:paragraph-properties fo:text-align="start" style:justify-single-word="false"/>
      <style:text-properties fo:font-size="15pt" fo:font-weight="bold" officeooo:rsid="0008df7d" officeooo:paragraph-rsid="0008df7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08df7d"/>
    </style:style>
    <style:style style:name="P7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08df7d" officeooo:paragraph-rsid="000c2316" style:font-name-asian="Nimbus Mono L" style:font-size-asian="10pt" style:font-weight-asian="bold" style:font-name-complex="Liberation Mono" style:font-size-complex="10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0df24c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9.75pt" fo:letter-spacing="normal" fo:font-style="normal" fo:font-weight="bold" officeooo:rsid="0008df7d" officeooo:paragraph-rsid="000c2316" style:font-name-asian="Nimbus Mono L" style:font-size-asian="10pt" style:font-weight-asian="bold" style:font-name-complex="Liberation Mono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df24c" officeooo:paragraph-rsid="000f8109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11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c2316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12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00df24c"/>
    </style:style>
    <style:style style:name="P13" style:family="paragraph" style:parent-style-name="Heading_20_3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9.75pt" fo:letter-spacing="normal" fo:font-style="normal" fo:font-weight="bold" officeooo:rsid="0008df7d" officeooo:paragraph-rsid="000c2316" style:font-name-asian="Nimbus Mono L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0e9b8c"/>
    </style:style>
    <style:style style:name="P1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08df7d" style:font-name-asian="Nimbus Mono L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0df24c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8df7d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8df7d" officeooo:paragraph-rsid="000a5de2" style:font-size-asian="15pt" style:font-weight-asian="bold" style:font-size-complex="15pt" style:font-weight-complex="bold"/>
    </style:style>
    <style:style style:name="P2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8df7d" officeooo:paragraph-rsid="000c2316" style:font-size-asian="15pt" style:font-weight-asian="bold" style:font-size-complex="15pt" style:font-weight-complex="bold"/>
    </style:style>
    <style:style style:name="P2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0df24c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bold" officeooo:rsid="000c2316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 officeooo:rsid="0008df7d" officeooo:paragraph-rsid="000c2316" style:font-name-asian="Nimbus Mono L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 officeooo:rsid="000df24c" officeooo:paragraph-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1" style:family="text">
      <style:text-properties fo:font-variant="normal" fo:text-transform="none" fo:color="#24292e" style:font-name="apple-system" fo:letter-spacing="normal" fo:font-style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df24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8df7d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08df7d" style:font-size-asian="15pt" style:font-weight-asian="bold" style:font-size-complex="15pt" style:font-weight-complex="bold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0df24c" style:font-size-asian="15pt" style:font-weight-asian="bold" style:font-size-complex="15pt" style:font-weight-complex="bold" loext:padding="0cm" loext:border="none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08df7d" style:text-blinking="false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9" style:family="text">
      <style:text-properties fo:font-size="15pt" officeooo:rsid="0008df7d" style:font-size-asian="15pt" style:font-weight-asian="bold" style:font-size-complex="15pt" style:font-weight-complex="bold"/>
    </style:style>
    <style:style style:name="T10" style:family="text">
      <style:text-properties style:font-name="apple-system" fo:font-size="12pt"/>
    </style:style>
    <style:style style:name="T11" style:family="text">
      <style:text-properties style:font-name="apple-system" fo:font-size="12pt" officeooo:rsid="0008df7d" style:font-size-asian="15pt" style:font-weight-asian="bold" style:font-size-complex="15pt" style:font-weight-complex="bold"/>
    </style:style>
    <style:style style:name="T12" style:family="text">
      <style:text-properties style:font-name="apple-system" fo:font-size="12pt" style:font-size-asian="15pt" style:font-size-complex="15pt" loext:padding="0cm" loext:border="none"/>
    </style:style>
    <style:style style:name="T13" style:family="text">
      <style:text-properties style:font-name="apple-system" fo:font-size="12pt" officeooo:rsid="0012adfb"/>
    </style:style>
    <style:style style:name="T14" style:family="text">
      <style:text-properties style:font-name="SFMono-Regular" fo:font-size="9.75pt" fo:font-style="normal" fo:font-weight="normal" officeooo:rsid="000a5de2"/>
    </style:style>
    <style:style style:name="T15" style:family="text">
      <style:text-properties fo:font-size="12pt" style:font-size-asian="15pt" style:font-size-complex="15pt" loext:padding="0cm" loext:border="none"/>
    </style:style>
    <style:style style:name="T16" style:family="text">
      <style:text-properties fo:font-size="12pt" officeooo:rsid="000c2316" style:font-size-asian="15pt" style:font-size-complex="15pt" loext:padding="0cm" loext:border="none"/>
    </style:style>
    <style:style style:name="T17" style:family="text">
      <style:text-properties fo:font-size="12pt" officeooo:rsid="000e9b8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18" style:family="text">
      <style:text-properties fo:color="#24292e" style:font-name="apple-system" fo:font-size="12pt" style:font-size-asian="15pt" style:font-size-complex="15pt" loext:padding="0cm" loext:border="none"/>
    </style:style>
    <style:style style:name="T19" style:family="text">
      <style:text-properties fo:color="#24292e" style:font-name="apple-system" fo:font-size="12pt" officeooo:rsid="000df24c" style:font-size-asian="15pt" style:font-size-complex="15pt" loext:padding="0cm" loext:border="none"/>
    </style:style>
    <style:style style:name="T20" style:family="text">
      <style:text-properties fo:color="#24292e" style:font-name="SFMono-Regular" style:font-size-asian="15pt" style:font-size-complex="15pt" loext:padding="0cm" loext:border="none"/>
    </style:style>
    <style:style style:name="T21" style:family="text">
      <style:text-properties fo:color="#005cc5"/>
    </style:style>
    <style:style style:name="T22" style:family="text">
      <style:text-properties fo:color="#0366d6" style:text-line-through-style="none" style:text-line-through-type="none" style:font-name="apple-system" fo:font-size="12pt" style:text-underline-style="none" style:text-blinking="false"/>
    </style:style>
    <style:style style:name="T23" style:family="text">
      <style:text-properties fo:color="#0366d6" style:text-line-through-style="none" style:text-line-through-type="none" style:font-name="apple-system" fo:font-size="12pt" style:text-underline-style="none" style:text-blinking="false" style:font-size-asian="15pt" style:font-size-complex="15pt" loext:padding="0cm" loext:border="none"/>
    </style:style>
    <style:style style:name="T24" style:family="text">
      <style:text-properties fo:color="#6a737d"/>
    </style:style>
    <style:style style:name="T25" style:family="text">
      <style:text-properties fo:color="#c18401" style:font-name="Consolas" loext:padding="0cm" loext:border="none"/>
    </style:style>
    <style:style style:name="T26" style:family="text">
      <style:text-properties style:font-name="Consolas" loext:padding="0cm" loext:border="none"/>
    </style:style>
    <style:style style:name="T27" style:family="text">
      <style:text-properties loext:padding="0cm" loext:border="none"/>
    </style:style>
    <style:style style:name="T28" style:family="text">
      <style:text-properties fo:font-weight="bold"/>
    </style:style>
    <style:style style:name="T29" style:family="text">
      <style:text-properties style:font-name-asian="Microsoft YaHei" style:font-style-asian="normal" loext:padding="0cm" loext:border="none"/>
    </style:style>
    <style:style style:name="T30" style:family="text">
      <style:text-properties fo:color="#4f4f4f" style:font-name-asian="Microsoft YaHei" style:font-size-asian="21pt" style:font-style-asian="normal" style:font-weight-asian="bold" loext:padding="0cm" loext:border="none"/>
    </style:style>
    <style:style style:name="T31" style:family="text">
      <style:text-properties fo:color="#4f4f4f" style:font-name="Microsoft YaHei" fo:font-size="21pt" fo:font-style="normal" fo:font-weight="bold" loext:padding="0cm" loext:border="none"/>
    </style:style>
    <style:style style:name="T32" style:family="text">
      <style:text-properties officeooo:rsid="000e9b8c"/>
    </style:style>
    <style:style style:name="T33" style:family="text">
      <style:text-properties officeooo:rsid="000df24c" style:font-name-asian="Nimbus Mono L" style:font-size-asian="15pt" style:font-weight-asian="bold" style:font-name-complex="Liberation Mono" style:font-size-complex="15pt" style:font-weight-complex="bold" loext:padding="0cm" loext:border="none"/>
    </style:style>
    <style:style style:name="T34" style:family="text">
      <style:text-properties officeooo:rsid="000f8109"/>
    </style:style>
    <style:style style:name="T35" style:family="text">
      <style:text-properties fo:color="#444d56" style:font-name="SFMono-Regular" fo:font-size="8.25pt" fo:background-color="#fafbfc" loext:char-shading-value="0" loext:padding-left="0.132cm" loext:padding-right="0.132cm" loext:padding-top="0.079cm" loext:padding-bottom="0.079cm" loext:border-left="0.74pt solid #c6cbd1" loext:border-right="0.74pt solid #c6cbd1" loext:border-top="0.74pt solid #c6cbd1" loext:border-bottom="0.74pt solid #959da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ffe-SSD -GPU 训练环境</text:p>
      <text:p text:style-name="P3"/>
      <text:p text:style-name="P4"><text:span text:style-name="T9">1）</text:span><text:span text:style-name="T1">Installation</text:span></text:p>
      <text:p text:style-name="P4"><text:span text:style-name="T1"/></text:p>
      <text:p text:style-name="P5"><text:span text:style-name="T2">1.1）Get the code. We will call the directory that you cloned Caffe into </text:span><text:span text:style-name="Source_20_Text"><text:span text:style-name="T5">$CAFFE_ROOT</text:span></text:span></text:p>
      <text:p text:style-name="P14">git clone https://github.com/weiliu89/caffe.git</text:p>
      <text:p text:style-name="P16"><text:span text:style-name="T21">cd</text:span> caffe</text:p>
      <text:p text:style-name="P16">git checkout ssd</text:p>
      <text:p text:style-name="P16"/>
      <text:p text:style-name="P16"/>
      <text:p text:style-name="P6"><text:span text:style-name="T11">1.2）</text:span><text:span text:style-name="T10">Build the code. Please follow </text:span><text:a xlink:type="simple" xlink:href="http://caffe.berkeleyvision.org/installation.html" text:style-name="Internet_20_link" text:visited-style-name="Visited_20_Internet_20_Link"><text:span text:style-name="T22">Caffe instruction</text:span></text:a><text:span text:style-name="T10"> to install all necessary packages and build it.</text:span></text:p>
      <text:p text:style-name="P15"># Modify Makefile.config according to your Caffe installation.</text:p>
      <text:p text:style-name="P16">cp Makefile.config.example Makefile.config</text:p>
      <text:p text:style-name="P16">make -j8</text:p>
      <text:p text:style-name="P25"># Make sure to include $CAFFE_ROOT/python to your PYTHONPATH.</text:p>
      <text:p text:style-name="P16">make py</text:p>
      <text:p text:style-name="P16">make <text:span text:style-name="T21">test</text:span> -j8</text:p>
      <text:p text:style-name="P25"># (Optional)</text:p>
      <text:p text:style-name="P16">make runtest -j8</text:p>
      <text:p text:style-name="P16"/>
      <text:p text:style-name="P22">1.3 ）<text:span text:style-name="T29">安装 </text:span><text:span text:style-name="T27">pycaffe notebook </text:span><text:span text:style-name="T29">接口环境</text:span></text:p>
      <text:p text:style-name="P21"/>
      <text:p text:style-name="P18"><text:span text:style-name="T27">cd caffesudo make pycaffe -j8</text:span></text:p>
      <text:p text:style-name="P18"><text:span text:style-name="T27"/></text:p>
      <text:p text:style-name="P18"><text:span text:style-name="T27"/></text:p>
      <text:h text:style-name="P13" text:outline-level="3"><text:span text:style-name="T16">2）</text:span><text:span text:style-name="T15">Preparation</text:span></text:h>
      <text:p text:style-name="P26"><text:span text:style-name="T15"/></text:p>
      <text:p text:style-name="P12"><text:span text:style-name="T3">2.1）</text:span><text:span text:style-name="T4">Download </text:span><text:a xlink:type="simple" xlink:href="https://gist.github.com/weiliu89/2ed6e13bfd5b57cf81d6" text:style-name="Internet_20_link" text:visited-style-name="Visited_20_Internet_20_Link"><text:span text:style-name="T8">fully convolutional reduced (atrous) VGGNet</text:span></text:a><text:span text:style-name="T4">. By default, we assume the model is stored in </text:span><text:span text:style-name="Source_20_Text"><text:span text:style-name="T6">$CAFFE_ROOT/models/VGGNet/</text:span></text:span></text:p>
      <text:p text:style-name="P12"><text:soft-page-break/><text:span text:style-name="Source_20_Text">2.</text:span><text:span text:style-name="Source_20_Text"><text:span text:style-name="T7">2）</text:span></text:span><text:span text:style-name="T2">Download VOC2007 and VOC2012 dataset. By default, we assume the data is stored in </text:span><text:span text:style-name="Source_20_Text"><text:span text:style-name="T5">$HOME/data/</text:span></text:span></text:p>
      <text:p text:style-name="P26"><text:span text:style-name="T15"># Download the data.</text:span></text:p>
      <text:p text:style-name="P16"><text:span text:style-name="T21">cd</text:span> $HOME/data</text:p>
      <text:p text:style-name="P16">wget http://host.robots.ox.ac.uk/pascal/VOC/voc2012/VOCtrainval_11-May-2012.tar</text:p>
      <text:p text:style-name="P16">wget http://host.robots.ox.ac.uk/pascal/VOC/voc2007/VOCtrainval_06-Nov-2007.tar</text:p>
      <text:p text:style-name="P16">wget http://host.robots.ox.ac.uk/pascal/VOC/voc2007/VOCtest_06-Nov-2007.tar</text:p>
      <text:p text:style-name="P25"># Extract the data.</text:p>
      <text:p text:style-name="P16">tar -xvf VOCtrainval_11-May-2012.tar</text:p>
      <text:p text:style-name="P16">tar -xvf VOCtrainval_06-Nov-2007.tar</text:p>
      <text:p text:style-name="P16">tar -xvf VOCtest_06-Nov-2007.tar</text:p>
      <text:p text:style-name="P16"/>
      <text:p text:style-name="P23">2.3）Create the LMDB file.</text:p>
      <text:p text:style-name="P19"><text:span text:style-name="T21">cd</text:span> $CAFFE_ROOT</text:p>
      <text:p text:style-name="P25"># Create the trainval.txt, test.txt, and test_name_size.txt in data/VOC0712/</text:p>
      <text:p text:style-name="P16">./data/VOC0712/create_list.sh</text:p>
      <text:p text:style-name="P25"># You can modify the parameters in create_data.sh if needed.</text:p>
      <text:p text:style-name="P25"># It will create lmdb files for trainval and test with encoded original image:</text:p>
      <text:p text:style-name="P25"># <text:s text:c="2"/>- $HOME/data/VOCdevkit/VOC0712/lmdb/VOC0712_trainval_lmdb</text:p>
      <text:p text:style-name="P25"># <text:s text:c="2"/>- $HOME/data/VOCdevkit/VOC0712/lmdb/VOC0712_test_lmdb</text:p>
      <text:p text:style-name="P25"># and make soft links at examples/VOC0712/</text:p>
      <text:p text:style-name="P16">./data/VOC0712/create_data.sh</text:p>
      <text:p text:style-name="P23"/>
      <text:p text:style-name="P24">3）Train/Eval</text:p>
      <text:p text:style-name="P24"/>
      <text:p text:style-name="P11"><text:span text:style-name="T34">3.1）</text:span>Train your model and evaluate the model on the fly.</text:p>
      <text:p text:style-name="P24"/>
      <text:p text:style-name="P17"><text:span text:style-name="T33">python examples/ssd/ssd_pascal.py</text:span><text:span text:style-name="T24"># It will create model definition files and save snapshot models in:</text:span></text:p>
      <text:p text:style-name="P25"># <text:s text:c="2"/>- $CAFFE_ROOT/models/VGGNet/VOC0712/SSD_300x300/</text:p>
      <text:p text:style-name="P25"># and job file, log file, and the python script in:</text:p>
      <text:p text:style-name="P25"># <text:s text:c="2"/>- $CAFFE_ROOT/jobs/VGGNet/VOC0712/SSD_300x300/</text:p>
      <text:p text:style-name="P25"># and save temporary evaluation results in:</text:p>
      <text:p text:style-name="P25"><text:soft-page-break/># <text:s text:c="2"/>- $HOME/data/VOCdevkit/results/VOC2007/SSD_300x300/</text:p>
      <text:p text:style-name="P25"># It should reach 77.* mAP at 120k iterations.</text:p>
      <text:p text:style-name="P16">python examples/ssd/ssd_pascal.py</text:p>
      <text:p text:style-name="P19"/>
      <text:p text:style-name="P19"/>
      <text:p text:style-name="P10"><text:span text:style-name="T34">3.2）</text:span>Evaluate the most recent snapshot.</text:p>
      <text:p text:style-name="P15"># If you would like to test a model you trained, you can do:</text:p>
      <text:p text:style-name="P16">python examples/ssd/score_ssd_pascal.py</text:p>
      <text:p text:style-name="P19"/>
      <text:p text:style-name="P8"><text:span text:style-name="T13">3.3）</text:span><text:span text:style-name="T10">Test your model using a webcam. Note: press </text:span><text:span text:style-name="User_20_Entry"><text:span text:style-name="T35">esc</text:span></text:span><text:span text:style-name="T10"> to stop.</text:span></text:p>
      <text:p text:style-name="P27"># If you would like to attach a webcam to a model you trained, you can do:</text:p>
      <text:p text:style-name="P16">python examples/ssd/ssd_pascal_webcam.py</text:p>
      <text:p text:style-name="P19"/>
      <text:p text:style-name="P23"/>
      <text:p text:style-name="P9"><text:span text:style-name="T15"/></text:p>
      <text:p text:style-name="P7"><text:span text:style-name="T12"/></text:p>
      <text:p text:style-name="P20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33:26.200153618</meta:creation-date>
    <dc:date>2019-09-17T11:24:38.559690023</dc:date>
    <meta:editing-duration>PT1H40M4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337" meta:character-count="2473" meta:non-whitespace-character-count="2211"/>
  </office:meta>
</office:document-meta>
</file>